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GB" style:text-underline-style="solid" style:text-underline-width="auto" style:text-underline-color="font-color" fo:font-weight="bold" officeooo:rsid="000ee9a5" officeooo:paragraph-rsid="000ee9a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fo:font-size="15pt" fo:language="en" fo:country="GB" style:text-underline-style="solid" style:text-underline-width="auto" style:text-underline-color="font-color" fo:font-weight="bold" officeooo:rsid="0003f4f6" officeooo:paragraph-rsid="0003f4f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text-properties fo:font-size="11pt" fo:language="en" fo:country="GB" style:text-underline-style="none" fo:font-weight="normal" officeooo:rsid="000ee9a5" officeooo:paragraph-rsid="000ee9a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fo:font-size="11pt" fo:language="en" fo:country="GB" style:text-underline-style="none" fo:font-weight="normal" officeooo:rsid="000ee9a5" officeooo:paragraph-rsid="00075df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text-properties fo:font-size="11pt" fo:language="en" fo:country="GB" style:text-underline-style="none" fo:font-weight="normal" officeooo:rsid="000ee9a5" officeooo:paragraph-rsid="0009061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text-properties fo:font-size="11pt" fo:language="en" fo:country="GB" style:text-underline-style="none" fo:font-weight="normal" officeooo:rsid="000ee9a5" officeooo:paragraph-rsid="000aba8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size="11pt" fo:language="en" fo:country="GB" style:text-underline-style="none" fo:font-weight="normal" officeooo:rsid="0006a30f" officeooo:paragraph-rsid="0006a3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fo:font-size="11pt" fo:language="en" fo:country="GB" style:text-underline-style="none" fo:font-weight="normal" officeooo:rsid="00090610" officeooo:paragraph-rsid="0009061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fo:font-size="12pt" fo:language="en" fo:country="GB" style:text-underline-style="solid" style:text-underline-width="auto" style:text-underline-color="font-color" fo:font-weight="bold" officeooo:rsid="00089e40" officeooo:paragraph-rsid="00089e4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03f4f6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officeooo:rsid="0005785f"/>
    </style:style>
    <style:style style:name="T4" style:family="text">
      <style:text-properties officeooo:rsid="00075df1"/>
    </style:style>
    <style:style style:name="T5" style:family="text">
      <style:text-properties officeooo:rsid="00090610"/>
    </style:style>
    <style:style style:name="T6" style:family="text">
      <style:text-properties officeooo:rsid="000ab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ile</text:span> loops:</text:p>
      <text:p text:style-name="P3"/>
      <text:p text:style-name="P3"><text:span text:style-name="T2">–</text:span> <text:span text:style-name="T3">While loops are similar to For loops, but only take in a single piece of information. They will repeat until this condition is no longer true. The syntax is:</text:span></text:p>
      <text:p text:style-name="P3"/>
      <text:p text:style-name="P7">while(condition) {</text:p>
      <text:p text:style-name="P7"><text:s text:c="4"/>// code body</text:p>
      <text:p text:style-name="P7">}</text:p>
      <text:p text:style-name="P7"/>
      <text:p text:style-name="P4"><text:span text:style-name="T2">–</text:span> <text:span text:style-name="T4">While loops are best used when having to repeat something an unknown number of times.</text:span></text:p>
      <text:p text:style-name="P3"/>
      <text:p text:style-name="P2">Code Examples:</text:p>
      <text:p text:style-name="P2"/>
      <text:p text:style-name="P9">Basic While Loop Code:</text:p>
      <text:p text:style-name="P9"/>
      <text:p text:style-name="P8">let i = 0;</text:p>
      <text:p text:style-name="P8"/>
      <text:p text:style-name="P8">while(i &lt; 10) {</text:p>
      <text:p text:style-name="P8"><text:s text:c="4"/>console.log(i);</text:p>
      <text:p text:style-name="P8"><text:s text:c="4"/>i++;</text:p>
      <text:p text:style-name="P8">}</text:p>
      <text:p text:style-name="P9"/>
      <text:p text:style-name="P9">Explanation:</text:p>
      <text:p text:style-name="P9"/>
      <text:p text:style-name="P5"><text:span text:style-name="T2">–</text:span> <text:span text:style-name="T5">Line #1 creates the variable 'I'. This is done outside the while loop, as compared to within the for loop.</text:span></text:p>
      <text:p text:style-name="P5"/>
      <text:p text:style-name="P6"><text:span text:style-name="T2">–</text:span> <text:span text:style-name="T6">Line #3 is a while loop. While 'I' is less than 10, line #4 prints the value of 'I', and line #5 increases the value of 'I' by 1. This will repeat while 10 times, printing the values from 1 – 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7S</meta:editing-duration>
    <meta:editing-cycles>9</meta:editing-cycles>
    <meta:generator>LibreOffice/5.0.4.2$Windows_x86 LibreOffice_project/2b9802c1994aa0b7dc6079e128979269cf95bc78</meta:generator>
    <dc:date>2022-07-11T10:27:59.635000000</dc:date>
    <meta:document-statistic meta:table-count="0" meta:image-count="0" meta:object-count="0" meta:page-count="1" meta:paragraph-count="16" meta:word-count="131" meta:character-count="699" meta:non-whitespace-character-count="567"/>
    <meta:user-defined meta:name="Info 1"/>
    <meta:user-defined meta:name="Info 2"/>
    <meta:user-defined meta:name="Info 3"/>
    <meta:user-defined meta:name="Info 4"/>
  </office:meta>
</office:document-meta>
</file>